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number-columns-repeated="12" table:default-cell-style-name="ce2"/>
        <table:table-row table:style-name="ro1">
          <table:table-cell table:style-name="ce1"/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PCA2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GEN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GEN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gen</text:p>
          </table:table-cell>
          <table:table-cell table:style-name="ce1"/>
        </table:table-row>
        <table:table-row table:style-name="ro1">
          <table:table-cell office:value-type="string" calcext:value-type="string">
            <text:p>EXERCISE_1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4643" calcext:value-type="percentage">
            <text:p>46,43%</text:p>
          </table:table-cell>
          <table:table-cell table:style-name="ce6" office:value-type="percentage" office:value="0.3408" calcext:value-type="percentage">
            <text:p>34,08%</text:p>
          </table:table-cell>
          <table:table-cell table:style-name="ce6" office:value-type="percentage" office:value="0.4082" calcext:value-type="percentage">
            <text:p>40,82%</text:p>
          </table:table-cell>
          <table:table-cell office:value-type="percentage" office:value="0.2497" calcext:value-type="percentage">
            <text:p>24,97%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1973" calcext:value-type="percentage">
            <text:p>19,73%</text:p>
          </table:table-cell>
          <table:table-cell office:value-type="percentage" office:value="0.1837" calcext:value-type="percentage">
            <text:p>18,37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1816" calcext:value-type="percentage">
            <text:p>18,16%</text:p>
          </table:table-cell>
          <table:table-cell/>
        </table:table-row>
        <table:table-row table:style-name="ro1">
          <table:table-cell office:value-type="string" calcext:value-type="string">
            <text:p>EXERCISE_2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4741" calcext:value-type="percentage">
            <text:p>47,41%</text:p>
          </table:table-cell>
          <table:table-cell office:value-type="percentage" office:value="0.4204" calcext:value-type="percentage">
            <text:p>42,04%</text:p>
          </table:table-cell>
          <table:table-cell table:style-name="ce6" office:value-type="percentage" office:value="0.3102" calcext:value-type="percentage">
            <text:p>31,02%</text:p>
          </table:table-cell>
          <table:table-cell table:style-name="ce6" office:value-type="percentage" office:value="0.4286" calcext:value-type="percentage">
            <text:p>42,86%</text:p>
          </table:table-cell>
          <table:table-cell office:value-type="percentage" office:value="0.3844" calcext:value-type="percentage">
            <text:p>38,44%</text:p>
          </table:table-cell>
          <table:table-cell office:value-type="percentage" office:value="0.3673" calcext:value-type="percentage">
            <text:p>36,73%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2612" calcext:value-type="percentage">
            <text:p>26,12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163" calcext:value-type="percentage">
            <text:p>11,63%</text:p>
          </table:table-cell>
          <table:table-cell/>
        </table:table-row>
        <table:table-row table:style-name="ro1">
          <table:table-cell office:value-type="string" calcext:value-type="string">
            <text:p>EXERCISE_3</text:p>
          </table:table-cell>
          <table:table-cell office:value-type="percentage" office:value="0.4694" calcext:value-type="percentage">
            <text:p>46,94%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1898" calcext:value-type="percentage">
            <text:p>18,98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252" calcext:value-type="percentage">
            <text:p>22,52%</text:p>
          </table:table-cell>
          <table:table-cell office:value-type="percentage" office:value="0.1959" calcext:value-type="percentage">
            <text:p>19,59%</text:p>
          </table:table-cell>
          <table:table-cell office:value-type="percentage" office:value="0.1388" calcext:value-type="percentage">
            <text:p>13,88%</text:p>
          </table:table-cell>
          <table:table-cell office:value-type="percentage" office:value="0.1163" calcext:value-type="percentage">
            <text:p>11,63%</text:p>
          </table:table-cell>
          <table:table-cell/>
        </table:table-row>
        <table:table-row table:style-name="ro1">
          <table:table-cell office:value-type="string" calcext:value-type="string">
            <text:p>EXERCISE_4</text:p>
          </table:table-cell>
          <table:table-cell office:value-type="percentage" office:value="0.5102" calcext:value-type="percentage">
            <text:p>51,02%</text:p>
          </table:table-cell>
          <table:table-cell office:value-type="percentage" office:value="0.5116" calcext:value-type="percentage">
            <text:p>51,16%</text:p>
          </table:table-cell>
          <table:table-cell office:value-type="percentage" office:value="0.4143" calcext:value-type="percentage">
            <text:p>41,4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1973" calcext:value-type="percentage">
            <text:p>19,73%</text:p>
          </table:table-cell>
          <table:table-cell office:value-type="percentage" office:value="0.1224" calcext:value-type="percentage">
            <text:p>12,24%</text:p>
          </table:table-cell>
          <table:table-cell office:value-type="percentage" office:value="0.1558" calcext:value-type="percentage">
            <text:p>15,58%</text:p>
          </table:table-cell>
          <table:table-cell office:value-type="percentage" office:value="0.1633" calcext:value-type="percentage">
            <text:p>16,33%</text:p>
          </table:table-cell>
          <table:table-cell/>
        </table:table-row>
        <table:table-row table:style-name="ro1">
          <table:table-cell office:value-type="string" calcext:value-type="string">
            <text:p>EXERCISE_5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619" calcext:value-type="percentage">
            <text:p>46,19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1878" calcext:value-type="percentage">
            <text:p>18,78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1898" calcext:value-type="percentage">
            <text:p>18,98%</text:p>
          </table:table-cell>
          <table:table-cell/>
        </table:table-row>
        <table:table-row table:style-name="ro1">
          <table:table-cell office:value-type="string" calcext:value-type="string">
            <text:p>EXERCISE_6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4823" calcext:value-type="percentage">
            <text:p>48,23%</text:p>
          </table:table-cell>
          <table:table-cell office:value-type="percentage" office:value="0.4136" calcext:value-type="percentage">
            <text:p>41,36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1082" calcext:value-type="percentage">
            <text:p>10,82%</text:p>
          </table:table-cell>
          <table:table-cell office:value-type="percentage" office:value="0.1204" calcext:value-type="percentage">
            <text:p>12,04%</text:p>
          </table:table-cell>
          <table:table-cell office:value-type="percentage" office:value="0.1932" calcext:value-type="percentage">
            <text:p>19,32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33" calcext:value-type="percentage">
            <text:p>16,33%</text:p>
          </table:table-cell>
          <table:table-cell/>
        </table:table-row>
        <table:table-row table:style-name="ro1">
          <table:table-cell office:value-type="string" calcext:value-type="string">
            <text:p>EXERCISE_7</text:p>
          </table:table-cell>
          <table:table-cell office:value-type="percentage" office:value="0.6122" calcext:value-type="percentage">
            <text:p>61,22%</text:p>
          </table:table-cell>
          <table:table-cell office:value-type="percentage" office:value="0.4122" calcext:value-type="percentage">
            <text:p>41,22%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5918" calcext:value-type="percentage">
            <text:p>59,18%</text:p>
          </table:table-cell>
          <table:table-cell office:value-type="percentage" office:value="0.1694" calcext:value-type="percentage">
            <text:p>16,94%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408" calcext:value-type="percentage">
            <text:p>14,08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1837" calcext:value-type="percentage">
            <text:p>18,37%</text:p>
          </table:table-cell>
          <table:table-cell/>
        </table:table-row>
        <table:table-row table:style-name="ro1">
          <table:table-cell office:value-type="string" calcext:value-type="string">
            <text:p>EXERCISE_8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4163" calcext:value-type="percentage">
            <text:p>41,6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5102" calcext:value-type="percentage">
            <text:p>51,02%</text:p>
          </table:table-cell>
          <table:table-cell office:value-type="percentage" office:value="0.2687" calcext:value-type="percentage">
            <text:p>26,87%</text:p>
          </table:table-cell>
          <table:table-cell office:value-type="percentage" office:value="0.3061" calcext:value-type="percentage">
            <text:p>30,61%</text:p>
          </table:table-cell>
          <table:table-cell office:value-type="percentage" office:value="0.2102" calcext:value-type="percentage">
            <text:p>21,02%</text:p>
          </table:table-cell>
          <table:table-cell office:value-type="percentage" office:value="0.2449" calcext:value-type="percentage">
            <text:p>24,49%</text:p>
          </table:table-cell>
          <table:table-cell office:value-type="percentage" office:value="0.2245" calcext:value-type="percentage">
            <text:p>22,45%</text:p>
          </table:table-cell>
          <table:table-cell office:value-type="percentage" office:value="0.2041" calcext:value-type="percentage">
            <text:p>20,41%</text:p>
          </table:table-cell>
          <table:table-cell/>
        </table:table-row>
        <table:table-row table:style-name="ro1">
          <table:table-cell office:value-type="string" calcext:value-type="string">
            <text:p>EXERCISE_9</text:p>
          </table:table-cell>
          <table:table-cell office:value-type="percentage" office:value="0.6735" calcext:value-type="percentage">
            <text:p>67,35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3408" calcext:value-type="percentage">
            <text:p>34,08%</text:p>
          </table:table-cell>
          <table:table-cell office:value-type="percentage" office:value="0.6122" calcext:value-type="percentage">
            <text:p>61,22%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1041" calcext:value-type="percentage">
            <text:p>10,41%</text:p>
          </table:table-cell>
          <table:table-cell/>
        </table:table-row>
        <table:table-row table:style-name="ro1">
          <table:table-cell office:value-type="string" calcext:value-type="string">
            <text:p>EXERCISE_10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1252" calcext:value-type="percentage">
            <text:p>12,52%</text:p>
          </table:table-cell>
          <table:table-cell office:value-type="percentage" office:value="0.1163" calcext:value-type="percentage">
            <text:p>11,63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612" calcext:value-type="percentage">
            <text:p>6,12%</text:p>
          </table:table-cell>
          <table:table-cell/>
        </table:table-row>
        <table:table-row table:style-name="ro2">
          <table:table-cell table:style-name="ce3"/>
          <table:table-cell table:style-name="ce3" table:formula="of:=AVERAGE([.B2:.B11])" office:value-type="percentage" office:value="0.49953" calcext:value-type="percentage">
            <text:p>49,95%</text:p>
          </table:table-cell>
          <table:table-cell table:style-name="ce3" table:formula="of:=AVERAGE([.C2:.C11])" office:value-type="percentage" office:value="0.47611" calcext:value-type="percentage">
            <text:p>47,61%</text:p>
          </table:table-cell>
          <table:table-cell table:style-name="ce3" table:formula="of:=AVERAGE([.D2:.D11])" office:value-type="percentage" office:value="0.42072" calcext:value-type="percentage">
            <text:p>42,07%</text:p>
          </table:table-cell>
          <table:table-cell table:style-name="ce3" table:formula="of:=AVERAGE([.E2:.E11])" office:value-type="percentage" office:value="0.2998" calcext:value-type="percentage">
            <text:p>29,98%</text:p>
          </table:table-cell>
          <table:table-cell table:style-name="ce3" table:formula="of:=AVERAGE([.F2:.F11])" office:value-type="percentage" office:value="0.47348" calcext:value-type="percentage">
            <text:p>47,35%</text:p>
          </table:table-cell>
          <table:table-cell table:style-name="ce3" table:formula="of:=AVERAGE([.G2:.G11])" office:value-type="percentage" office:value="0.21199" calcext:value-type="percentage">
            <text:p>21,20%</text:p>
          </table:table-cell>
          <table:table-cell table:style-name="ce3" table:formula="of:=AVERAGE([.H2:.H11])" office:value-type="percentage" office:value="0.20163" calcext:value-type="percentage">
            <text:p>20,16%</text:p>
          </table:table-cell>
          <table:table-cell table:style-name="ce3" table:formula="of:=AVERAGE([.I2:.I11])" office:value-type="percentage" office:value="0.18933" calcext:value-type="percentage">
            <text:p>18,93%</text:p>
          </table:table-cell>
          <table:table-cell table:style-name="ce3" table:formula="of:=AVERAGE([.J2:.J11])" office:value-type="percentage" office:value="0.16082" calcext:value-type="percentage">
            <text:p>16,08%</text:p>
          </table:table-cell>
          <table:table-cell table:style-name="ce3" table:formula="of:=AVERAGE([.K2:.K11])" office:value-type="percentage" office:value="0.18368" calcext:value-type="percentage">
            <text:p>18,37%</text:p>
          </table:table-cell>
          <table:table-cell table:style-name="ce3" table:formula="of:=AVERAGE([.L2:.L11])" office:value-type="percentage" office:value="0.14837" calcext:value-type="percentage">
            <text:p>14,84%</text:p>
          </table:table-cell>
          <table:table-cell table:style-name="ce3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0:42:35.38417116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3:57:35.704483337</meta:creation-date>
    <dc:date>2025-09-15T10:49:01.490321035</dc:date>
    <meta:editing-duration>PT4H42M35S</meta:editing-duration>
    <meta:editing-cycles>87</meta:editing-cycles>
    <meta:generator>LibreOffice/25.2.3.2$Linux_X86_64 LibreOffice_project/520$Build-2</meta:generator>
    <meta:document-statistic meta:table-count="1" meta:cell-count="142" meta:object-count="0"/>
  </office:meta>
</office:document-meta>
</file>